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efault">
      <style:paragraph-properties fo:margin-left="0cm" fo:margin-right="0cm" fo:line-height="100%"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3pt" style:font-size-asian="13pt" style:font-size-complex="13pt"/>
    </style:style>
    <style:style style:name="P2" style:family="paragraph" style:parent-style-name="Default">
      <style:paragraph-properties fo:margin-left="0cm" fo:margin-right="0cm" fo:line-height="100%"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3pt" officeooo:rsid="001f9893" style:font-size-asian="13pt" style:font-size-complex="13pt"/>
    </style:style>
    <style:style style:name="P3" style:family="paragraph" style:parent-style-name="Default">
      <style:paragraph-properties fo:margin-left="0cm" fo:margin-right="0cm" fo:line-height="100%"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3pt" style:font-size-asian="13pt" style:font-size-complex="13pt"/>
    </style:style>
    <style:style style:name="P4" style:family="paragraph" style:parent-style-name="Default">
      <style:paragraph-properties fo:margin-left="0cm" fo:margin-right="0cm" fo:line-height="100%"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ourier New" fo:font-size="13pt" style:font-size-asian="13pt" style:font-size-complex="13pt"/>
    </style:style>
    <style:style style:name="P5" style:family="paragraph" style:parent-style-name="Standard">
      <style:paragraph-properties fo:margin-left="0cm" fo:margin-right="0cm" fo:line-height="100%"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3pt" style:font-size-asian="13pt" style:font-size-complex="13pt"/>
    </style:style>
    <style:style style:name="P6" style:family="paragraph" style:parent-style-name="Title2_7e_LT_7e_Gliederung_20_1">
      <style:paragraph-properties fo:margin-left="0cm" fo:margin-right="0cm" fo:line-height="100%"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3pt" style:font-size-asian="13pt" style:font-size-complex="13pt"/>
    </style:style>
    <style:style style:name="P7" style:family="paragraph" style:parent-style-name="Title2_7e_LT_7e_Gliederung_20_1">
      <style:paragraph-properties fo:margin-left="0cm" fo:margin-right="0cm" fo:line-height="100%"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Georgia" fo:font-size="13pt" style:font-size-asian="13pt" style:font-size-complex="13pt"/>
    </style:style>
    <style:style style:name="P8" style:family="paragraph" style:parent-style-name="Title2_7e_LT_7e_Gliederung_20_2">
      <style:paragraph-properties fo:margin-left="0cm" fo:margin-right="0cm" fo:line-height="100%"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3pt" style:font-size-asian="13pt" style:font-size-complex="13pt"/>
    </style:style>
    <style:style style:name="P9" style:family="paragraph" style:parent-style-name="Title2_7e_LT_7e_Gliederung_20_2">
      <style:paragraph-properties fo:margin-left="0cm" fo:margin-right="0cm" fo:line-height="100%"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Georgia" fo:font-size="13pt" style:font-size-asian="13pt" style:font-size-complex="13pt"/>
    </style:style>
    <style:style style:name="P10" style:family="paragraph" style:parent-style-name="Title2_7e_LT_7e_Gliederung_20_3">
      <style:paragraph-properties fo:margin-left="0cm" fo:margin-right="0cm" fo:line-height="100%"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3pt" style:font-size-asian="13pt" style:font-size-complex="13pt"/>
    </style:style>
    <style:style style:name="P11" style:family="paragraph" style:parent-style-name="Title2_7e_LT_7e_Gliederung_20_3">
      <style:paragraph-properties fo:margin-left="0cm" fo:margin-right="0cm" fo:line-height="100%"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Georgia" fo:font-size="13pt" style:font-size-asian="13pt" style:font-size-complex="13pt"/>
    </style:style>
    <style:style style:name="P12" style:family="paragraph" style:parent-style-name="Standard">
      <style:text-properties fo:font-size="13pt" style:font-size-asian="13pt" style:font-size-complex="13pt"/>
    </style:style>
    <style:style style:name="P13" style:family="paragraph" style:parent-style-name="Standard">
      <style:text-properties fo:font-size="13pt" officeooo:rsid="002705c2" officeooo:paragraph-rsid="002705c2" style:font-size-asian="13pt" style:font-size-complex="13pt"/>
    </style:style>
    <style:style style:name="P14" style:family="paragraph" style:parent-style-name="Standard">
      <style:text-properties fo:font-size="13pt" officeooo:rsid="0027e086" officeooo:paragraph-rsid="0027e086" style:font-size-asian="13pt" style:font-size-complex="13pt"/>
    </style:style>
    <style:style style:name="P15" style:family="paragraph" style:parent-style-name="Standard">
      <style:text-properties fo:font-size="13pt" officeooo:rsid="0028f6f4" officeooo:paragraph-rsid="0028f6f4" style:font-size-asian="13pt" style:font-size-complex="13pt"/>
    </style:style>
    <style:style style:name="P16" style:family="paragraph" style:parent-style-name="Title2_7e_LT_7e_Gliederung_20_2">
      <style:paragraph-properties fo:margin-left="1.52cm" fo:margin-right="0cm" fo:line-height="100%" fo:text-indent="-0.758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3pt" style:font-size-asian="13pt" style:font-size-complex="13pt"/>
    </style:style>
    <style:style style:name="P17" style:family="paragraph" style:parent-style-name="Text_20_body">
      <style:text-properties fo:font-size="13pt" officeooo:rsid="0027e086" officeooo:paragraph-rsid="0027e086" style:font-size-asian="13pt" style:font-size-complex="13pt"/>
    </style:style>
    <style:style style:name="P18" style:family="paragraph" style:parent-style-name="Heading_20_2">
      <style:text-properties fo:font-size="13pt" officeooo:rsid="0027e086" officeooo:paragraph-rsid="0027e086" style:font-size-asian="13pt" style:font-size-complex="13pt"/>
    </style:style>
    <style:style style:name="P19" style:family="paragraph" style:parent-style-name="Preformatted_20_Text">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text-properties fo:font-size="13pt" officeooo:rsid="0027e086" style:font-size-asian="13pt" style:font-size-complex="13pt"/>
    </style:style>
    <style:style style:name="P21" style:family="paragraph" style:parent-style-name="Preformatted_20_Text">
      <style:paragraph-properties fo:margin-top="0cm" fo:margin-bottom="0.499cm" loext:contextual-spacing="false"/>
      <style:text-properties fo:font-size="13pt" officeooo:rsid="002ee059" officeooo:paragraph-rsid="002ee059" style:font-size-asian="13pt" style:font-size-complex="13pt"/>
    </style:style>
    <style:style style:name="P22" style:family="paragraph" style:parent-style-name="Text_20_body" style:list-style-name="L1"/>
    <style:style style:name="P23" style:family="paragraph" style:parent-style-name="Text_20_body">
      <style:text-properties officeooo:rsid="00321aa7" officeooo:paragraph-rsid="00321aa7"/>
    </style:style>
    <style:style style:name="P24" style:family="paragraph" style:parent-style-name="Text_20_body">
      <style:text-properties officeooo:rsid="0032f7b7" officeooo:paragraph-rsid="0032f7b7"/>
    </style:style>
    <style:style style:name="P25" style:family="paragraph" style:parent-style-name="Text_20_body">
      <style:text-properties officeooo:rsid="00331469" officeooo:paragraph-rsid="00331469"/>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paragraph-properties fo:margin-top="0cm" fo:margin-bottom="0.499cm" loext:contextual-spacing="false"/>
      <style:text-properties fo:font-size="13pt" officeooo:rsid="002ee059" officeooo:paragraph-rsid="002ee059" style:font-size-asian="13pt" style:font-size-complex="13pt"/>
    </style:style>
    <style:style style:name="T1" style:family="text">
      <style:text-properties style:font-name="Georgia"/>
    </style:style>
    <style:style style:name="T2" style:family="text">
      <style:text-properties fo:color="#ff0000"/>
    </style:style>
    <style:style style:name="T3" style:family="text">
      <style:text-properties fo:color="#ff0000" fo:font-style="italic" style:font-style-asian="italic"/>
    </style:style>
    <style:style style:name="T4" style:family="text">
      <style:text-properties fo:font-style="italic" style:font-style-asian="italic"/>
    </style:style>
    <style:style style:name="T5" style:family="text">
      <style:text-properties style:font-name="Arial"/>
    </style:style>
    <style:style style:name="T6" style:family="text">
      <style:text-properties style:font-name="Arial" officeooo:rsid="001f9893"/>
    </style:style>
    <style:style style:name="T7" style:family="text">
      <style:text-properties style:font-name="Courier New"/>
    </style:style>
    <style:style style:name="T8" style:family="text">
      <style:text-properties officeooo:rsid="003307ff"/>
    </style:style>
    <style:style style:name="T9" style:family="text">
      <style:text-properties officeooo:rsid="00342214"/>
    </style:style>
    <style:style style:name="T10" style:family="text">
      <style:text-properties officeooo:rsid="00352ca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any applications are memory bound with the memory hierarchy being the main performance bottleneck.</text:p>
      <text:p text:style-name="P12">caches leverage the principles of locality to attempt to reduce the average memory access time.</text:p>
      <text:p text:style-name="P12"/>
      <text:p text:style-name="P12"/>
      <text:p text:style-name="P6"><text:span text:style-name="T1">Exploits </text:span><text:span text:style-name="T2">locality</text:span>:</text:p>
      <text:p text:style-name="P9">Temporal locality</text:p>
      <text:p text:style-name="P9">Spatial locality</text:p>
      <text:p text:style-name="P9"/>
      <text:p text:style-name="P7">The contents of</text:p>
      <text:p text:style-name="P8"><text:span text:style-name="T1"><text:s/>Main memory: Organized into </text:span><text:span text:style-name="T3">pages</text:span><text:span text:style-name="T4">.</text:span></text:p>
      <text:p text:style-name="P8"><text:span text:style-name="T1">Cache: Organized into </text:span><text:span text:style-name="T3">blocks</text:span> or <text:span text:style-name="T3">lines</text:span>.</text:p>
      <text:p text:style-name="P6"><text:span text:style-name="T1">Material brought into main memory <text:s/>is moved </text:span>in these units</text:p>
      <text:p text:style-name="P6"><text:span text:style-name="T1">Each memory address belongs to a cache </text:span>block.</text:p>
      <text:p text:style-name="P6"><text:span text:style-name="T1">The cache block address is the byte address </text:span>with the rightmost <text:span text:style-name="T3">lg B</text:span> bits removed, where <text:span text:style-name="T3">B</text:span> is the size of the block</text:p>
      <text:p text:style-name="P6"><text:span text:style-name="T1">Used to determine the miss rate for a given </text:span><text:span text:style-name="T2">trace</text:span> and <text:span text:style-name="T2">cache configuration</text:span>.</text:p>
      <text:p text:style-name="P6"><text:span text:style-name="T1">The </text:span><text:span text:style-name="T2">trace</text:span> is a sequence of memory addresses</text:p>
      <text:p text:style-name="P6"><text:span text:style-name="T1">The </text:span><text:span text:style-name="T2">cache configuration </text:span>is</text:p>
      <text:p text:style-name="P9">Data capacity of the cache</text:p>
      <text:p text:style-name="P9">Number of lines (or blocks) per set</text:p>
      <text:p text:style-name="P9">Number of bytes per line</text:p>
      <text:p text:style-name="P2"/>
      <text:p text:style-name="P1"><text:span text:style-name="T6">I</text:span><text:span text:style-name="T5">f individual file lines consist of an integer followed by a hex quantity, and we</text:span></text:p>
      <text:p text:style-name="P3">want to print out the hex quantity:</text:p>
      <text:p text:style-name="P4">#include &lt;stdio.h&gt;</text:p>
      <text:p text:style-name="P4">main(){</text:p>
      <text:p text:style-name="P4"><text:s text:c="3"/>int x, y;</text:p>
      <text:p text:style-name="P4"><text:s text:c="3"/>FILE *ifp; <text:s text:c="2"/>//Pointer to a file is declared</text:p>
      <text:p text:style-name="P4"><text:s text:c="3"/>ifp = fopen(“trace.txt”, “r”); // ifp points to file</text:p>
      <text:p text:style-name="P4"><text:s text:c="34"/>// trace.txt, opened for</text:p>
      <text:p text:style-name="P4"><text:s text:c="34"/>// reading</text:p>
      <text:p text:style-name="P4"><text:s text:c="3"/>while (!feof(ifp) { <text:s/>// exit if end-of-file reached</text:p>
      <text:p text:style-name="P4"><text:s text:c="6"/>fscanf(ifp, “%d %x”, &amp;x, &amp;y); // read next line</text:p>
      <text:p text:style-name="P4"><text:s text:c="6"/>printf(“Address read = %x\n”, y);// print as required</text:p>
      <text:p text:style-name="P4"><text:s text:c="3"/>}</text:p>
      <text:p text:style-name="P4"><text:s text:c="3"/>fclose(ifp); // <text:s/>Close file</text:p>
      <text:p text:style-name="P4">}</text:p>
      <text:p text:style-name="P6"><text:span text:style-name="T1">Maintain the cache directory and LRU status </text:span>of the lines within each set</text:p>
      <text:p text:style-name="P6"><text:soft-page-break/><text:span text:style-name="T1">When an access is made, update LRU status. <text:s/></text:span><text:tab/><text:tab/><text:tab/></text:p>
      <text:p text:style-name="P9">If a hit, record it as such</text:p>
      <text:p text:style-name="P9">If a miss, update the contents of the directory</text:p>
      <text:p text:style-name="P7"/>
      <text:p text:style-name="P6"><text:span text:style-name="T1">Implementation 1: Implement the directory </text:span>as an array, with array entries corresponding to directory entries.</text:p>
      <text:p text:style-name="P8"><text:span text:style-name="T1">Advantage: Simpler to program if you don’t have </text:span>much C experience</text:p>
      <text:p text:style-name="P8"><text:span text:style-name="T1">Disadvantage: Array sizes are static. <text:s/>The array would </text:span>have to be large enough to accommodate the largest sized directory that the simulator is designed for</text:p>
      <text:p text:style-name="P7"/>
      <text:p text:style-name="P7">Implementation 2: Use pointers and malloc</text:p>
      <text:p text:style-name="P9">Advantage: Is flexible and assigns memory dynamically.</text:p>
      <text:p text:style-name="P8"><text:span text:style-name="T1">Disadvantage: If this is your first non-trivial C program, </text:span>assigning and freeing memory dynamically can be difficult.</text:p>
      <text:p text:style-name="P7">malloc: <text:s/>Dynamically assigns memory.</text:p>
      <text:p text:style-name="P9">The call malloc(b)</text:p>
      <text:p text:style-name="P11">Allocates memory that is sufficient to hold b bytes.</text:p>
      <text:p text:style-name="P10"><text:span text:style-name="T1">Returns a pointer to the starting address of that chunk of </text:span>memory</text:p>
      <text:p text:style-name="P9">To allocate memory sufficient to hold b integers, use</text:p>
      <text:p text:style-name="P16"><text:span text:style-name="T1"><text:s text:c="31"/></text:span><text:span text:style-name="T7">malloc(b*sizeof(int))</text:span></text:p>
      <text:p text:style-name="P8"><text:a xlink:type="simple" xlink:href="https://github.com/prodromou87/cacheProject240A" text:style-name="Internet_20_link" text:visited-style-name="Visited_20_Internet_20_Link">https://github.com/prodromou87/cacheProject240A</text:a></text:p>
      <text:p text:style-name="P8"/>
      <text:p text:style-name="P5"><text:a xlink:type="simple" xlink:href="https://github.com/wicker/L2-Cache-Simulator" text:style-name="Internet_20_link" text:visited-style-name="Visited_20_Internet_20_Link">https://github.com/wicker/L2-Cache-Simulator</text:a></text:p>
      <text:p text:style-name="P5"><text:a xlink:type="simple" xlink:href="https://github.com/adhnguyen/CacheSimulation" text:style-name="Internet_20_link" text:visited-style-name="Visited_20_Internet_20_Link">https://github.com/adhnguyen/CacheSimulation</text:a></text:p>
      <text:p text:style-name="P5"><text:a xlink:type="simple" xlink:href="https://github.com/adhnguyen/CacheSimulation" text:style-name="Internet_20_link" text:visited-style-name="Visited_20_Internet_20_Link"/></text:p>
      <text:p text:style-name="P5"/>
      <text:p text:style-name="P5"><text:a xlink:type="simple" xlink:href="https://github.com/chineseWhispers/CacheSimulation" text:style-name="Internet_20_link" text:visited-style-name="Visited_20_Internet_20_Link">https://github.com/chineseWhispers/CacheSimulation</text:a></text:p>
      <text:p text:style-name="P5"/>
      <text:p text:style-name="P5"><text:a xlink:type="simple" xlink:href="https://github.com/devamm/CacheSimulation" text:style-name="Internet_20_link" text:visited-style-name="Visited_20_Internet_20_Link">https://github.com/devamm/CacheSimulation</text:a></text:p>
      <text:p text:style-name="P5"/>
      <text:p text:style-name="P5"><text:a xlink:type="simple" xlink:href="https://github.com/Yuuksta/CacheLab" text:style-name="Internet_20_link" text:visited-style-name="Visited_20_Internet_20_Link">https://github.com/Yuuksta/CacheLab</text:a></text:p>
      <text:p text:style-name="P5"/>
      <text:p text:style-name="P5"><text:a xlink:type="simple" xlink:href="https://github.com/aumaro-nyc/cacheSimulator" text:style-name="Internet_20_link" text:visited-style-name="Visited_20_Internet_20_Link">https://github.com/aumaro-nyc/cacheSimulator</text:a></text:p>
      <text:p text:style-name="P5"/>
      <text:p text:style-name="P5"><text:a xlink:type="simple" xlink:href="https://github.com/AdamStraus/Cache-simulation" text:style-name="Internet_20_link" text:visited-style-name="Visited_20_Internet_20_Link">https://github.com/AdamStraus/Cache-simulation</text:a></text:p>
      <text:p text:style-name="P5"/>
      <text:p text:style-name="P5"><text:a xlink:type="simple" xlink:href="https://github.com/Lorre17/Cache-Simulation" text:style-name="Internet_20_link" text:visited-style-name="Visited_20_Internet_20_Link">https://github.com/Lorre17/Cache-Simulation</text:a></text:p>
      <text:p text:style-name="P5"/>
      <text:p text:style-name="P5"><text:a xlink:type="simple" xlink:href="https://github.com/dianadelg/CacheSim" text:style-name="Internet_20_link" text:visited-style-name="Visited_20_Internet_20_Link">https://github.com/dianadelg/CacheSim</text:a></text:p>
      <text:p text:style-name="P5"><text:soft-page-break/>https://github.com/EmreKumas/Cache_Simulator</text:p>
      <text:p text:style-name="P5"/>
      <text:p text:style-name="P5"/>
      <text:p text:style-name="P5"/>
      <text:p text:style-name="P5"/>
      <text:p text:style-name="P5">https://github.com/chineseWhispers/CacheSimulation/blob/master/cachesim.c</text:p>
      <text:p text:style-name="P12">https://github.com/theycallmeswift/Direct-Mapped-Cache-Simulation</text:p>
      <text:p text:style-name="P12"/>
      <text:p text:style-name="P13">Parameters try the same as gem5:</text:p>
      <text:p text:style-name="P14">l1 data cache size</text:p>
      <text:p text:style-name="P14">l1 instr cache size</text:p>
      <text:p text:style-name="P14">l2 cache size</text:p>
      <text:p text:style-name="P14">l1 data associativity</text:p>
      <text:p text:style-name="P14">l1 instruction associativity</text:p>
      <text:p text:style-name="P14">l2 associativity</text:p>
      <text:p text:style-name="P14">cache line size</text:p>
      <text:p text:style-name="P15">trace file path</text:p>
      <text:p text:style-name="P15">value of T</text:p>
      <text:p text:style-name="P14"/>
      <text:h text:style-name="P18" text:outline-level="2">Create a Python class for your new SimObject</text:h>
      <text:p text:style-name="P14">This Python class describes the parameters of your SimObject that can be controlled from the Python configuration files.</text:p>
      <text:p text:style-name="P14">For our NMRU cache tags, we are just going to inherit all of the parameters from the BaseSetAssoc tags</text:p>
      <text:p text:style-name="P14">Thus, we simply need to declare a new class for our SimObject and set it’s name and the C++ header that will define the C++ class for the SimObject.</text:p>
      <text:p text:style-name="P14"/>
      <text:p text:style-name="P17">We can create a file, NMRU.py, in <text:span text:style-name="Source_20_Text">src/mem/cache/tags/</text:span></text:p>
      <text:p text:style-name="Preformatted_20_Text">from Tags import BaseSetAssoc</text:p>
      <text:p text:style-name="Preformatted_20_Text"/>
      <text:p text:style-name="Preformatted_20_Text">class NMRU(BaseSetAssoc):</text:p>
      <text:p text:style-name="Preformatted_20_Text"><text:s text:c="4"/>type = 'NMRU'</text:p>
      <text:p text:style-name="P19"><text:s text:c="4"/>cxx_header = "mem/cache/tags/nmru.hh"</text:p>
      <text:p text:style-name="P14"/>
      <text:h text:style-name="P18" text:outline-level="2">Implement your SimObject in C++</text:h>
      <text:p text:style-name="P14">Next, we need to create <text:span text:style-name="Source_20_Text">nmru.hh</text:span> and <text:span text:style-name="Source_20_Text">nmru.cc</text:span> which will implement our NMRU replacement policy.</text:p>
      <text:p text:style-name="P14">Importantly, every SimObject must inherit from the C++ SimObject class.</text:p>
      <text:p text:style-name="P14">Most of the time, your SimObject’s parent will be a subclass of SimObject, not SimObject itself.</text:p>
      <text:p text:style-name="P14"/>
      <text:p text:style-name="P14">In the Python file for NMRU, we used BaseSetAssoc as our parent, which we will mirror in C++. Below is the contents of <text:span text:style-name="Source_20_Text">nmru.hh</text:span>.</text:p>
      <text:p text:style-name="P14"/>
      <text:p text:style-name="P14"><text:soft-page-break/>The basic implementation is that we track the most recently used block by moving the last accessed block to the head of the MRU queue.</text:p>
      <text:p text:style-name="P14">On a replacement, we select a random block that is not the most recently used block</text:p>
      <text:p text:style-name="P14"/>
      <text:h text:style-name="P18" text:outline-level="2">Step 4: Register the SimObject and C++ file</text:h>
      <text:section text:style-name="Sect1" text:name="step-4-register-the-simobject-and-c-file">
        <text:p text:style-name="Text_20_body">Each SimObject must be registered with SCons so that its Params object and Python wrapper is created. Additionally, we also have to tell SCons which C++ files to compile. To do this, modify the <text:span text:style-name="Source_20_Text">SConscipt</text:span> file in the directory that your SimObject is in. For each SimObject, add a call to <text:span text:style-name="Source_20_Text">SimObject</text:span> and for each source file add a call to <text:span text:style-name="Source_20_Text">Source</text:span>. In this example, you need to add the following to src/mem/cache/tags/SConscript:</text:p>
        <text:p text:style-name="Preformatted_20_Text">SimObject('NMRU.py')</text:p>
        <text:p text:style-name="Preformatted_20_Text"/>
        <text:p text:style-name="P19">Source('nmru.cc')</text:p>
      </text:section>
      <text:h text:style-name="P18" text:outline-level="2">Step 6: Modify the config scripts to use your new SimObject</text:h>
      <text:p text:style-name="Text_20_body">Finally, you need to create your SimObject in the config scripts. If you’re using the simple config scripts created in previous chapters, you can simply change the L1D cache as below:</text:p>
      <text:p text:style-name="Preformatted_20_Text">class L1DCache(L1Cache):</text:p>
      <text:p text:style-name="Preformatted_20_Text"><text:s text:c="4"/>"""Simple L1 data cache with default values"""</text:p>
      <text:p text:style-name="Preformatted_20_Text"/>
      <text:p text:style-name="Preformatted_20_Text"><text:s text:c="4"/># Set the default size</text:p>
      <text:p text:style-name="Preformatted_20_Text"><text:s text:c="4"/>size = '32kB'</text:p>
      <text:p text:style-name="P19"><text:s text:c="4"/>tags = NMRU()</text:p>
      <text:p text:style-name="P19"/>
      <text:p text:style-name="P19"><text:a xlink:type="simple" xlink:href="https://polyarch.github.io/cs251a/hws/hw2/" text:style-name="Internet_20_link" text:visited-style-name="Visited_20_Internet_20_Link">https://polyarch.github.io/cs251a/hws/hw2/</text:a></text:p>
      <text:p text:style-name="P19"><text:a xlink:type="simple" xlink:href="https://polyarch.github.io/cs251a/hws/nmru-tut/" text:style-name="Internet_20_link" text:visited-style-name="Visited_20_Internet_20_Link">https://polyarch.github.io/cs251a/hws/nmru-tut/</text:a></text:p>
      <text:p text:style-name="P20"><text:a xlink:type="simple" xlink:href="https://github.com/dependablecomputinglab/csi3102-gem5-new-cache-policy" text:style-name="Internet_20_link" text:visited-style-name="Visited_20_Internet_20_Link">https://github.com/dependablecomputinglab/csi3102-gem5-new-cache-policy</text:a></text:p>
      <text:p text:style-name="P21">============================================================</text:p>
      <text:p text:style-name="P21">ERROR: NO MODULE NAMED TAGS </text:p>
      <text:p text:style-name="P21">SOLVED BY using .Tags in NMRU.py as within same directory to get classes we use . In front of class. </text:p>
      <text:p text:style-name="P21">===========================================================</text:p>
      <text:p text:style-name="P27">A replacement policy consists of a reset(), touch(), invalidate() and getVictim() methods. Each of which handles the replacement data differently.</text:p>
      <text:list xml:id="list510671359" text:style-name="L1">
        <text:list-item>
          <text:p text:style-name="P26">reset() is used to initialize a replacement data (i.e., validate). It should be called only on entry insertion, and must not be called again until invalidation. The first touch to an entry must always be a reset(). <text:span text:style-name="T9">[Initialise when an cache line is first accessed]</text:span></text:p>
        </text:list-item>
        <text:list-item>
          <text:p text:style-name="P26"><text:soft-page-break/>touch() is used on accesses to the replacement data, and as such should be called on entry accesses. It updates the replacement data. <text:span text:style-name="T9">[Whenever data is accessed on this cache line updates to be made]</text:span></text:p>
        </text:list-item>
        <text:list-item>
          <text:p text:style-name="P26">invalidate() is called whenever an entry is invalidated, possibly due to coherence handling. It makes the entry as likely to be evicted as possible on the next victim search. An entry does not need to be invalidated before a reset() is done. When the simulation starts all entries are invalid. <text:s/><text:span text:style-name="T9">[Used to make the the entry such that it gets evicted next. If LRU set it to earlier timestamp ]</text:span></text:p>
        </text:list-item>
        <text:list-item>
          <text:p text:style-name="P22">getVictim() is called when there is a miss, and an eviction must be done. It searches among all replacement candidates for an entry with the worst replacement data, generally prioritizing the eviction of invalid entries. </text:p>
        </text:list-item>
      </text:list>
      <text:p text:style-name="Text_20_body"/>
      <text:p text:style-name="P23">LastTouchTick = 0;</text:p>
      <text:p text:style-name="P23">Reset is used to reset last touch timestamp.</text:p>
      <text:p text:style-name="P23">Touch is used to update the last timestamp it was accessed.</text:p>
      <text:p text:style-name="P23"/>
      <text:p text:style-name="P24">In xx_rp.hh file we have option of replacement of the cache Replacement Data which will be used to replace the current cache line.</text:p>
      <text:p text:style-name="P24">See the LFU to know how to get no of references. <text:span text:style-name="T8">Uses unsigned refCount to get it and increement it on evey touch.</text:span></text:p>
      <text:p text:style-name="P25">Std::static_pointer_cast&lt;LFUReplData&gt;(replacement_data //Defined in the function parameter) -&gt; refCount++</text:p>
      <text:p text:style-name="P21"><text:span text:style-name="T10">^</text:span>It allocates memory for an object of type T<text:span text:style-name="T10">(LFUReplData)</text:span> using alloc and constructs it passing args to its constructor. The function returns an object of type shared_ptr that owns and stores a pointer to the constructed object.</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2_7e_LT_7e_Gliederung_20_1" style:display-name="Title2~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3_7e_LT_7e_Gliederung_20_1" style:display-name="Title3~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3_7e_LT_7e_Titel" style:display-name="Title3~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4_7e_LT_7e_Gliederung_20_1" style:display-name="Title4~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4_7e_LT_7e_Titel" style:display-name="Title4~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5_7e_LT_7e_Gliederung_20_1" style:display-name="Title5~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5_7e_LT_7e_Titel" style:display-name="Title5~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6_7e_LT_7e_Gliederung_20_1" style:display-name="Title6~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6_7e_LT_7e_Titel" style:display-name="Title6~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7_7e_LT_7e_Gliederung_20_1" style:display-name="Title7~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7_7e_LT_7e_Titel" style:display-name="Title7~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7_7e_LT_7e_Notizen" style:display-name="Title7~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7_7e_LT_7e_Hintergrundobjekte" style:display-name="Title7~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7_7e_LT_7e_Hintergrund" style:display-name="Title7~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8_7e_LT_7e_Gliederung_20_1" style:display-name="Title8~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8_7e_LT_7e_Gliederung_20_2" style:display-name="Title8~LT~Gliederung 2" style:family="paragraph" style:parent-style-name="Title8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8_7e_LT_7e_Gliederung_20_3" style:display-name="Title8~LT~Gliederung 3" style:family="paragraph" style:parent-style-name="Title8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8_7e_LT_7e_Gliederung_20_4" style:display-name="Title8~LT~Gliederung 4" style:family="paragraph" style:parent-style-name="Title8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8_7e_LT_7e_Gliederung_20_5" style:display-name="Title8~LT~Gliederung 5" style:family="paragraph" style:parent-style-name="Title8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8_7e_LT_7e_Gliederung_20_6" style:display-name="Title8~LT~Gliederung 6" style:family="paragraph" style:parent-style-name="Title8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8_7e_LT_7e_Gliederung_20_7" style:display-name="Title8~LT~Gliederung 7" style:family="paragraph" style:parent-style-name="Title8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8_7e_LT_7e_Gliederung_20_8" style:display-name="Title8~LT~Gliederung 8" style:family="paragraph" style:parent-style-name="Title8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8_7e_LT_7e_Gliederung_20_9" style:display-name="Title8~LT~Gliederung 9" style:family="paragraph" style:parent-style-name="Title8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8_7e_LT_7e_Titel" style:display-name="Title8~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8_7e_LT_7e_Notizen" style:display-name="Title8~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8_7e_LT_7e_Hintergrundobjekte" style:display-name="Title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8_7e_LT_7e_Hintergrund" style:display-name="Title8~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9_7e_LT_7e_Gliederung_20_1" style:display-name="Title9~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9_7e_LT_7e_Gliederung_20_2" style:display-name="Title9~LT~Gliederung 2" style:family="paragraph" style:parent-style-name="Title9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9_7e_LT_7e_Gliederung_20_3" style:display-name="Title9~LT~Gliederung 3" style:family="paragraph" style:parent-style-name="Title9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4" style:display-name="Title9~LT~Gliederung 4" style:family="paragraph" style:parent-style-name="Title9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5" style:display-name="Title9~LT~Gliederung 5" style:family="paragraph" style:parent-style-name="Title9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9_7e_LT_7e_Gliederung_20_6" style:display-name="Title9~LT~Gliederung 6" style:family="paragraph" style:parent-style-name="Title9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9_7e_LT_7e_Gliederung_20_7" style:display-name="Title9~LT~Gliederung 7" style:family="paragraph" style:parent-style-name="Title9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9_7e_LT_7e_Gliederung_20_8" style:display-name="Title9~LT~Gliederung 8" style:family="paragraph" style:parent-style-name="Title9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9_7e_LT_7e_Gliederung_20_9" style:display-name="Title9~LT~Gliederung 9" style:family="paragraph" style:parent-style-name="Title9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9_7e_LT_7e_Titel" style:display-name="Title9~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9_7e_LT_7e_Notizen" style:display-name="Title9~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9_7e_LT_7e_Hintergrundobjekte" style:display-name="Title9~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9_7e_LT_7e_Hintergrund" style:display-name="Title9~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10_7e_LT_7e_Gliederung_20_1" style:display-name="Title10~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10_7e_LT_7e_Gliederung_20_2" style:display-name="Title10~LT~Gliederung 2" style:family="paragraph" style:parent-style-name="Title10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0_7e_LT_7e_Gliederung_20_3" style:display-name="Title10~LT~Gliederung 3" style:family="paragraph" style:parent-style-name="Title10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4" style:display-name="Title10~LT~Gliederung 4" style:family="paragraph" style:parent-style-name="Title10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5" style:display-name="Title10~LT~Gliederung 5" style:family="paragraph" style:parent-style-name="Title10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0_7e_LT_7e_Gliederung_20_6" style:display-name="Title10~LT~Gliederung 6" style:family="paragraph" style:parent-style-name="Title10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0_7e_LT_7e_Gliederung_20_7" style:display-name="Title10~LT~Gliederung 7" style:family="paragraph" style:parent-style-name="Title10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0_7e_LT_7e_Gliederung_20_8" style:display-name="Title10~LT~Gliederung 8" style:family="paragraph" style:parent-style-name="Title10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0_7e_LT_7e_Gliederung_20_9" style:display-name="Title10~LT~Gliederung 9" style:family="paragraph" style:parent-style-name="Title10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0_7e_LT_7e_Titel" style:display-name="Title10~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10_7e_LT_7e_Notizen" style:display-name="Title10~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10_7e_LT_7e_Hintergrundobjekte" style:display-name="Title1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10_7e_LT_7e_Hintergrund" style:display-name="Title10~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11_7e_LT_7e_Gliederung_20_1" style:display-name="Title11~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11_7e_LT_7e_Gliederung_20_2" style:display-name="Title11~LT~Gliederung 2" style:family="paragraph" style:parent-style-name="Title11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1_7e_LT_7e_Gliederung_20_3" style:display-name="Title11~LT~Gliederung 3" style:family="paragraph" style:parent-style-name="Title11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1_7e_LT_7e_Gliederung_20_4" style:display-name="Title11~LT~Gliederung 4" style:family="paragraph" style:parent-style-name="Title11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b86"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1_7e_LT_7e_Gliederung_20_5" style:display-name="Title11~LT~Gliederung 5" style:family="paragraph" style:parent-style-name="Title11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1_7e_LT_7e_Gliederung_20_6" style:display-name="Title11~LT~Gliederung 6" style:family="paragraph" style:parent-style-name="Title11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1_7e_LT_7e_Gliederung_20_7" style:display-name="Title11~LT~Gliederung 7" style:family="paragraph" style:parent-style-name="Title11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1_7e_LT_7e_Gliederung_20_8" style:display-name="Title11~LT~Gliederung 8" style:family="paragraph" style:parent-style-name="Title11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1_7e_LT_7e_Gliederung_20_9" style:display-name="Title11~LT~Gliederung 9" style:family="paragraph" style:parent-style-name="Title11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1_7e_LT_7e_Titel" style:display-name="Title11~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11_7e_LT_7e_Notizen" style:display-name="Title11~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11_7e_LT_7e_Hintergrundobjekte" style:display-name="Title1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11_7e_LT_7e_Hintergrund" style:display-name="Title1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12_7e_LT_7e_Gliederung_20_1" style:display-name="Title12~LT~Gliederung 1" style:family="paragraph" style:default-outline-level="">
      <style:paragraph-properties fo:margin-top="0.238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12_7e_LT_7e_Gliederung_20_2" style:display-name="Title12~LT~Gliederung 2" style:family="paragraph" style:parent-style-name="Title12_7e_LT_7e_Gliederung_20_1" style:default-outline-level="">
      <style:paragraph-properties fo:margin-top="0.194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5d1d7" style:text-outline="false" style:text-line-through-style="none" style:text-line-through-type="none" style:font-name="Lohit Devanagari" fo:font-family="'Lohit Devanagar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2_7e_LT_7e_Gliederung_20_3" style:display-name="Title12~LT~Gliederung 3" style:family="paragraph" style:parent-style-name="Title12_7e_LT_7e_Gliederung_20_2"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2_7e_LT_7e_Gliederung_20_4" style:display-name="Title12~LT~Gliederung 4" style:family="paragraph" style:parent-style-name="Title12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5d1d7"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2_7e_LT_7e_Gliederung_20_5" style:display-name="Title12~LT~Gliederung 5" style:family="paragraph" style:parent-style-name="Title12_7e_LT_7e_Gliederung_20_4"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2_7e_LT_7e_Gliederung_20_6" style:display-name="Title12~LT~Gliederung 6" style:family="paragraph" style:parent-style-name="Title12_7e_LT_7e_Gliederung_20_5"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2_7e_LT_7e_Gliederung_20_7" style:display-name="Title12~LT~Gliederung 7" style:family="paragraph" style:parent-style-name="Title12_7e_LT_7e_Gliederung_20_6"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2_7e_LT_7e_Gliederung_20_8" style:display-name="Title12~LT~Gliederung 8" style:family="paragraph" style:parent-style-name="Title12_7e_LT_7e_Gliederung_20_7"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2_7e_LT_7e_Gliederung_20_9" style:display-name="Title12~LT~Gliederung 9" style:family="paragraph" style:parent-style-name="Title12_7e_LT_7e_Gliederung_20_8" style:default-outline-level="">
      <style:paragraph-properties fo:margin-top="0.159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2_7e_LT_7e_Titel" style:display-name="Title12~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b9899" style:text-outline="false" style:text-line-through-style="none" style:text-line-through-type="none" style:font-name="Lohit Devanagari" fo:font-family="'Lohit Devanagari'"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238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ohit Devanagari" fo:font-family="'Lohit Devanagari'"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Title12_7e_LT_7e_Notizen" style:display-name="Title12~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12_7e_LT_7e_Hintergrundobjekte" style:display-name="Title12~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12_7e_LT_7e_Hintergrund" style:display-name="Title1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6:51:36.135966995</meta:creation-date>
    <dc:date>2020-11-28T21:23:06.491474858</dc:date>
    <meta:editing-duration>P1DT18H23M27S</meta:editing-duration>
    <meta:editing-cycles>15</meta:editing-cycles>
    <meta:generator>LibreOffice/6.4.6.2$Linux_X86_64 LibreOffice_project/40$Build-2</meta:generator>
    <meta:document-statistic meta:table-count="0" meta:image-count="0" meta:object-count="0" meta:page-count="5" meta:paragraph-count="117" meta:word-count="1119" meta:character-count="7572" meta:non-whitespace-character-count="6404"/>
  </office:meta>
</office:document-meta>
</file>